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30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04cm"/>
    </style:style>
    <style:style style:name="co4" style:family="table-column">
      <style:table-column-properties fo:break-before="auto" style:column-width="27.718cm"/>
    </style:style>
    <style:style style:name="co5" style:family="table-column">
      <style:table-column-properties fo:break-before="auto" style:column-width="5.7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Arco Largo </text:p>
          </table:table-cell>
          <table:table-cell office:value-type="string">
            <text:p>1d8</text:p>
          </table:table-cell>
          <table:table-cell/>
        </table:table-row>
        <table:table-row table:style-name="ro1">
          <table:table-cell office:value-type="string">
            <text:p>Arco Corto </text:p>
          </table:table-cell>
          <table:table-cell office:value-type="string">
            <text:p>1d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allesta Pesada </text:p>
          </table:table-cell>
          <table:table-cell office:value-type="string">
            <text:p>1d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allesta Ligera </text:p>
          </table:table-cell>
          <table:table-cell office:value-type="string">
            <text:p>1d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tón </text:p>
          </table:table-cell>
          <table:table-cell office:value-type="string">
            <text:p>1d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achiporra </text:p>
          </table:table-cell>
          <table:table-cell office:value-type="string">
            <text:p>1d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imitarra </text:p>
          </table:table-cell>
          <table:table-cell office:value-type="string">
            <text:p>1d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aga </text:p>
          </table:table-cell>
          <table:table-cell office:value-type="string">
            <text:p>1d4</text:p>
          </table:table-cell>
          <table:table-cell office:value-type="string">
            <text:p>0.5</text:p>
          </table:table-cell>
        </table:table-row>
        <table:table-row table:style-name="ro1">
          <table:table-cell office:value-type="string">
            <text:p>Daga de Plata </text:p>
          </table:table-cell>
          <table:table-cell office:value-type="string">
            <text:p>1d4</text:p>
          </table:table-cell>
          <table:table-cell office:value-type="string">
            <text:p>0.5</text:p>
          </table:table-cell>
        </table:table-row>
        <table:table-row table:style-name="ro1">
          <table:table-cell office:value-type="string">
            <text:p>Dardo </text:p>
          </table:table-cell>
          <table:table-cell office:value-type="string">
            <text:p>1d4</text:p>
          </table:table-cell>
          <table:table-cell office:value-type="string">
            <text:p>0.5</text:p>
          </table:table-cell>
        </table:table-row>
        <table:table-row table:style-name="ro1">
          <table:table-cell office:value-type="string">
            <text:p>Espada Corta </text:p>
          </table:table-cell>
          <table:table-cell office:value-type="string">
            <text:p>1d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spada Larga </text:p>
          </table:table-cell>
          <table:table-cell office:value-type="string">
            <text:p>1d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spada Bastarda </text:p>
          </table:table-cell>
          <table:table-cell office:value-type="string">
            <text:p>2d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spada de dos manos </text:p>
          </table:table-cell>
          <table:table-cell office:value-type="string">
            <text:p>1d1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Garrote </text:p>
          </table:table-cell>
          <table:table-cell office:value-type="string">
            <text:p>1d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acha de Combate </text:p>
          </table:table-cell>
          <table:table-cell office:value-type="string">
            <text:p>1d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acha de Mano </text:p>
          </table:table-cell>
          <table:table-cell office:value-type="string">
            <text:p>1d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onda </text:p>
          </table:table-cell>
          <table:table-cell office:value-type="string">
            <text:p>1d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abalina </text:p>
          </table:table-cell>
          <table:table-cell office:value-type="string">
            <text:p>1d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nza </text:p>
          </table:table-cell>
          <table:table-cell office:value-type="string">
            <text:p>1d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Látigo </text:p>
          </table:table-cell>
          <table:table-cell office:value-type="string">
            <text:p>1d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átigo Pesado </text:p>
          </table:table-cell>
          <table:table-cell office:value-type="string">
            <text:p>1d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Lucero del Alba </text:p>
          </table:table-cell>
          <table:table-cell office:value-type="string">
            <text:p>1d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rtillo Ligero </text:p>
          </table:table-cell>
          <table:table-cell office:value-type="string">
            <text:p>1d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rtillo de Guerra </text:p>
          </table:table-cell>
          <table:table-cell office:value-type="string">
            <text:p>1d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za </text:p>
          </table:table-cell>
          <table:table-cell office:value-type="string">
            <text:p>1d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ica Pesada </text:p>
          </table:table-cell>
          <table:table-cell office:value-type="string">
            <text:p>1d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ica Ligera </text:p>
          </table:table-cell>
          <table:table-cell office:value-type="string">
            <text:p>1d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ridente </text:p>
          </table:table-cell>
          <table:table-cell office:value-type="string">
            <text:p>1d6</text:p>
          </table:table-cell>
          <table:table-cell office:value-type="float" office:value="2">
            <text:p>2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afilada</text:p>
          </table:table-cell>
          <table:table-cell office:value-type="float" office:value="2000">
            <text:p>2000</text:p>
          </table:table-cell>
          <table:table-cell office:value-type="string">
            <text:p>En ocasiones es conveniente amolar un arma, especialmente las de filo cortante, para que no pierdan sus cualidades ofensivas. A discreción del Narrador, éste podría aplicar algún tipo de penalizador si un aventurero descuidara su equipo.</text:p>
          </table:table-cell>
        </table:table-row>
        <table:table-row table:style-name="ro1">
          <table:table-cell office:value-type="string">
            <text:p>+1</text:p>
          </table:table-cell>
          <table:table-cell office:value-type="float" office:value="2000">
            <text:p>2000</text:p>
          </table:table-cell>
          <table:table-cell office:value-type="string">
            <text:p>+1 al ataque</text:p>
          </table:table-cell>
        </table:table-row>
        <table:table-row table:style-name="ro1">
          <table:table-cell office:value-type="string">
            <text:p>+2</text:p>
          </table:table-cell>
          <table:table-cell office:value-type="float" office:value="10000">
            <text:p>10000</text:p>
          </table:table-cell>
          <table:table-cell office:value-type="string">
            <text:p>+2 al ataque</text:p>
          </table:table-cell>
        </table:table-row>
        <table:table-row table:style-name="ro1">
          <table:table-cell office:value-type="string">
            <text:p>+3</text:p>
          </table:table-cell>
          <table:table-cell office:value-type="float" office:value="20000">
            <text:p>20000</text:p>
          </table:table-cell>
          <table:table-cell office:value-type="string">
            <text:p>+3 al ataque</text:p>
          </table:table-cell>
        </table:table-row>
        <table:table-row table:style-name="ro1">
          <table:table-cell office:value-type="string">
            <text:p>+4</text:p>
          </table:table-cell>
          <table:table-cell office:value-type="float" office:value="40000">
            <text:p>40000</text:p>
          </table:table-cell>
          <table:table-cell office:value-type="string">
            <text:p>+4 al ataque</text:p>
          </table:table-cell>
        </table:table-row>
        <table:table-row table:style-name="ro1">
          <table:table-cell office:value-type="string">
            <text:p>+5</text:p>
          </table:table-cell>
          <table:table-cell office:value-type="float" office:value="80000">
            <text:p>80000</text:p>
          </table:table-cell>
          <table:table-cell office:value-type="string">
            <text:p>+5 al ataque</text:p>
          </table:table-cell>
        </table:table-row>
        <table:table-row table:style-name="ro1">
          <table:table-cell office:value-type="string">
            <text:p>de Luz</text:p>
          </table:table-cell>
          <table:table-cell office:value-type="float" office:value="10000">
            <text:p>10000</text:p>
          </table:table-cell>
          <table:table-cell office:value-type="string">
            <text:p>El arma ilumina como si estuviera bajo los efectos del conjuro del mismo nombre.</text:p>
          </table:table-cell>
        </table:table-row>
        <table:table-row table:style-name="ro1">
          <table:table-cell office:value-type="string">
            <text:p>detectora de Muertos Vivientes</text:p>
          </table:table-cell>
          <table:table-cell office:value-type="float" office:value="20000">
            <text:p>20000</text:p>
          </table:table-cell>
          <table:table-cell office:value-type="string">
            <text:p>Se ilumina cuando hay algún muerto viviente en un radio de 15 metros a su alrededor.</text:p>
          </table:table-cell>
        </table:table-row>
        <table:table-row table:style-name="ro1">
          <table:table-cell office:value-type="string">
            <text:p>defensiva</text:p>
          </table:table-cell>
          <table:table-cell office:value-type="float" office:value="40000">
            <text:p>40000</text:p>
          </table:table-cell>
          <table:table-cell office:value-type="string">
            <text:p>Confiere un +2 a la bonificación a la armadura del portador</text:p>
          </table:table-cell>
        </table:table-row>
        <table:table-row table:style-name="ro2">
          <table:table-cell office:value-type="string">
            <text:p>Vorpalina</text:p>
          </table:table-cell>
          <table:table-cell office:value-type="float" office:value="80000">
            <text:p>80000</text:p>
          </table:table-cell>
          <table:table-cell office:value-type="string">
            <text:p>Esta arma dobla el rango de tiradas para un crítico del arma, es decir si el aventurero saca un 19 o un 20 en la tirada de ataque, consigue un golpe crítico automático, además ha de volver a lanzar 1d20 y, si con la tirada vuelve a obtener un resultado un 19 ó 20 cortará la cabeza de la criatura a la que se enfrente y ésta morirá en el acto.</text:p>
            <text:p/>
          </table:table-cell>
        </table:table-row>
      </table:table>
      <table:table table:name="Sheet2" table:style-name="ta1" table:print="false"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Armadura de Bandas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Armadura de Cuero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Armadura de Escamas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Armadura de Placas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Armadura de Varillas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Barda para Montura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ota de Mallas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uero Tachonado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Escudo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</table:table-row>
      </table:table>
      <table:table table:name="Sheet4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+1</text:p>
          </table:table-cell>
          <table:table-cell office:value-type="float" office:value="2000">
            <text:p>2000</text:p>
          </table:table-cell>
          <table:table-cell office:value-type="string">
            <text:p>+1 a la bonificación defensiva</text:p>
          </table:table-cell>
        </table:table-row>
        <table:table-row table:style-name="ro1">
          <table:table-cell office:value-type="string">
            <text:p>+2</text:p>
          </table:table-cell>
          <table:table-cell office:value-type="float" office:value="6000">
            <text:p>6000</text:p>
          </table:table-cell>
          <table:table-cell office:value-type="string">
            <text:p>+2 a la bonificación defensiva</text:p>
          </table:table-cell>
        </table:table-row>
        <table:table-row table:style-name="ro1">
          <table:table-cell office:value-type="string">
            <text:p>+3</text:p>
          </table:table-cell>
          <table:table-cell office:value-type="float" office:value="12000">
            <text:p>12000</text:p>
          </table:table-cell>
          <table:table-cell office:value-type="string">
            <text:p>+3 a la bonificación defensiva</text:p>
          </table:table-cell>
        </table:table-row>
        <table:table-row table:style-name="ro1">
          <table:table-cell office:value-type="string">
            <text:p>+4</text:p>
          </table:table-cell>
          <table:table-cell office:value-type="float" office:value="24000">
            <text:p>24000</text:p>
          </table:table-cell>
          <table:table-cell office:value-type="string">
            <text:p>+4 a la bonificación defensiva</text:p>
          </table:table-cell>
        </table:table-row>
        <table:table-row table:style-name="ro1">
          <table:table-cell office:value-type="string">
            <text:p>+5</text:p>
          </table:table-cell>
          <table:table-cell office:value-type="float" office:value="48000">
            <text:p>48000</text:p>
          </table:table-cell>
          <table:table-cell office:value-type="string">
            <text:p>+5 a la bonificación defensiv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8">08/01/2012</text:date>, <text:time>22:3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blo Múzquiz</meta:initial-creator>
    <meta:creation-date>2012-01-08T22:11:25</meta:creation-date>
    <dc:date>2012-01-08T22:36:27</dc:date>
    <dc:creator>Pablo Múzquiz</dc:creator>
    <meta:editing-duration>PT8M22S</meta:editing-duration>
    <meta:editing-cycles>4</meta:editing-cycles>
    <meta:generator>LibreOffice/3.3$Unix LibreOffice_project/330m19$Build-301</meta:generator>
    <meta:document-statistic meta:table-count="4" meta:cell-count="158" meta:object-count="0"/>
  </office:meta>
</office:document-meta>
</file>